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2600000021C493E31B75A99B53.gif" manifest:media-type="image/gif"/>
  <manifest:file-entry manifest:full-path="Pictures/10000200000000140000000E38BBC39B849C229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4.994cm" table:align="left"/>
    </style:style>
    <style:style style:name="Tabela1.A" style:family="table-column">
      <style:table-column-properties style:column-width="1.265cm"/>
    </style:style>
    <style:style style:name="Tabela1.B" style:family="table-column">
      <style:table-column-properties style:column-width="2.464cm"/>
    </style:style>
    <style:style style:name="Tabela1.A1" style:family="table-cell">
      <style:table-cell-properties style:vertical-align="middle" fo:background-color="#ffffce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ela1.B1" style:family="table-cell">
      <style:table-cell-properties style:vertical-align="middle" fo:background-color="#ffffce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ela1.C1" style:family="table-cell">
      <style:table-cell-properties style:vertical-align="middle" fo:background-color="#ffffc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4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4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5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5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2" style:family="table">
      <style:table-properties style:width="4.994cm" table:align="left"/>
    </style:style>
    <style:style style:name="Tabela2.A" style:family="table-column">
      <style:table-column-properties style:column-width="1.265cm"/>
    </style:style>
    <style:style style:name="Tabela2.B" style:family="table-column">
      <style:table-column-properties style:column-width="2.464cm"/>
    </style:style>
    <style:style style:name="Tabela2.A1" style:family="table-cell">
      <style:table-cell-properties style:vertical-align="middle" fo:background-color="#ffffc4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ela2.B1" style:family="table-cell">
      <style:table-cell-properties style:vertical-align="middle" fo:background-color="#ffffc4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ela2.C1" style:family="table-cell">
      <style:table-cell-properties style:vertical-align="middle" fo:background-color="#ffffc4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ela2.A2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2.B2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2.C2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ela3" style:family="table">
      <style:table-properties style:width="4.842cm" table:align="left"/>
    </style:style>
    <style:style style:name="Tabela3.A" style:family="table-column">
      <style:table-column-properties style:column-width="1.265cm"/>
    </style:style>
    <style:style style:name="Tabela3.B" style:family="table-column">
      <style:table-column-properties style:column-width="2.312cm"/>
    </style:style>
    <style:style style:name="Tabela3.A1" style:family="table-cell">
      <style:table-cell-properties style:vertical-align="middle" fo:background-color="#ffffc4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ela3.B1" style:family="table-cell">
      <style:table-cell-properties style:vertical-align="middle" fo:background-color="#ffffc4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ela3.C1" style:family="table-cell">
      <style:table-cell-properties style:vertical-align="middle" fo:background-color="#ffffc4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ela3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3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3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3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3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3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1028a3" officeooo:paragraph-rsid="001028a3"/>
    </style:style>
    <style:style style:name="P2" style:family="paragraph" style:parent-style-name="Standard">
      <style:text-properties fo:font-size="14pt" officeooo:rsid="001028a3" officeooo:paragraph-rsid="001028a3"/>
    </style:style>
    <style:style style:name="P3" style:family="paragraph" style:parent-style-name="Standard">
      <style:text-properties fo:font-size="14pt" fo:font-weight="bold" officeooo:rsid="001028a3" officeooo:paragraph-rsid="001028a3" style:font-weight-asian="bold" style:font-weight-complex="bold"/>
    </style:style>
    <style:style style:name="P4" style:family="paragraph" style:parent-style-name="Standard">
      <style:text-properties fo:font-size="16pt" officeooo:rsid="001028a3" officeooo:paragraph-rsid="001028a3"/>
    </style:style>
    <style:style style:name="P5" style:family="paragraph" style:parent-style-name="Text_20_body">
      <style:text-properties officeooo:rsid="001028a3" officeooo:paragraph-rsid="001028a3"/>
    </style:style>
    <style:style style:name="P6" style:family="paragraph" style:parent-style-name="Text_20_body">
      <style:text-properties officeooo:rsid="001028a3" officeooo:paragraph-rsid="0011df66"/>
    </style:style>
    <style:style style:name="P7" style:family="paragraph" style:parent-style-name="Text_20_body">
      <style:text-properties fo:font-weight="bold" officeooo:rsid="001028a3" officeooo:paragraph-rsid="001028a3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1028a3" officeooo:paragraph-rsid="001028a3" style:font-weight-asian="normal" style:font-weight-complex="normal"/>
    </style:style>
    <style:style style:name="P10" style:family="paragraph" style:parent-style-name="Text_20_body">
      <style:text-properties fo:font-weight="normal" officeooo:rsid="0011df66" officeooo:paragraph-rsid="0011df66" style:font-weight-asian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list-style-name="L2"/>
    <style:style style:name="T1" style:family="text">
      <style:text-properties officeooo:rsid="001028a3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f6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 style:font-name="Trebuchet MS"/>
    </style:style>
    <style:style style:name="T8" style:family="text">
      <style:text-properties fo:color="#0000ff" style:font-name="Trebuchet MS" fo:font-size="14pt"/>
    </style:style>
    <style:style style:name="T9" style:family="text">
      <style:text-properties fo:color="#800080"/>
    </style:style>
    <style:style style:name="T10" style:family="text">
      <style:text-properties fo:color="#800080" style:font-name="Trebuchet MS" fo:font-size="18pt"/>
    </style:style>
    <style:style style:name="T11" style:family="text">
      <style:text-properties fo:color="#800080" style:font-name="Trebuchet MS" fo:font-size="14pt"/>
    </style:style>
    <style:style style:name="T12" style:family="text">
      <style:text-properties fo:color="#800080" style:font-name="Trebuchet MS" fo:font-size="24pt"/>
    </style:style>
    <style:style style:name="T13" style:family="text">
      <style:text-properties fo:color="#000000" style:font-name="Trebuchet MS" fo:font-size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7 de Abril de 2017</text:p>
      <text:p text:style-name="P2">Banco de Dados I</text:p>
      <text:p text:style-name="P1"/>
      <text:p text:style-name="P3">Algebra Relacional</text:p>
      <text:p text:style-name="P3"/>
      <text:p text:style-name="P7">[ Definição ] :</text:p>
      <text:p text:style-name="Text_20_body"/>
      <text:p text:style-name="Text_20_body">A <text:span text:style-name="Strong_20_Emphasis"><text:span text:style-name="T6">Álgebra Relacional é uma linguagem de consulta formal</text:span></text:span>, porém procedimental, ou seja, o usuário dá as instruções ao sistema para que o mesmo realize uma seqüência de operações na base de dados para calcular o resultado desejado. <text:span text:style-name="T1">A álgebra relacional é uma forma de cálculo sobre os conjuntos ou relações.</text:span></text:p>
      <text:p text:style-name="P5">Ref.: &lt;<text:a xlink:type="simple" xlink:href="http://www.macoratti.net/13/06/sql_arcb.htm" text:style-name="Internet_20_link" text:visited-style-name="Visited_20_Internet_20_Link">http://www.macoratti.net/13/06/sql_arcb.htm</text:a>&gt;</text:p>
      <text:p text:style-name="P5"/>
      <text:p text:style-name="Text_20_body">Em ciências da computação, álgebra relacional é uma derivação descendente da lógica de primeira ordem e da álgebra de conjuntos em relação das operações sobre a relação finítimo, que auxilia o trabalho ao identificar os componentes de uma tupla por nome (chamado o atributo) ao invés de uma coluna de chaves numéricas, o qual é chamado a relação na terminologia de banco de dados.</text:p>
      <text:p text:style-name="Text_20_body">A principal aplicação da álgebra relacional é sustentar a fundamentação teórica de banco de dados relacional, particularmente linguagem de consulta para tais bancos de dados, entre os maiores o SQL.</text:p>
      <text:p text:style-name="P5">Ref.: &lt;<text:a xlink:type="simple" xlink:href="https://pt.wikipedia.org/wiki/Álgebra_relacional" text:style-name="Internet_20_link" text:visited-style-name="Visited_20_Internet_20_Link">https://pt.wikipedia.org/wiki/%C3%81lgebra_relacional</text:a>&gt;</text:p>
      <text:p text:style-name="P5"/>
      <text:p text:style-name="P5"><text:span text:style-name="T4">[ Termos técnicos ] :</text:span></text:p>
      <text:p text:style-name="P5"><text:span text:style-name="T4"/></text:p>
      <text:p text:style-name="P10"><text:span text:style-name="T4">* Tupla:</text:span> são as linhas de uma tabela;</text:p>
      <text:p text:style-name="P10"><text:span text:style-name="T4">* Cabeçalho de uma coluna:</text:span> são os atributos;</text:p>
      <text:p text:style-name="P10"><text:span text:style-name="T4">* Relações:</text:span> são as tabelas;</text:p>
      <text:p text:style-name="P10"><text:span text:style-name="T4">* Domínio:</text:span> tipos de dados;</text:p>
      <text:p text:style-name="P10"><text:s/></text:p>
      <text:p text:style-name="P6"><text:span text:style-name="T4">[ </text:span><text:span text:style-name="T5">Operações </text:span><text:span text:style-name="T4">] :</text:span></text:p>
      <text:p text:style-name="Text_20_body"><text:span text:style-name="Strong_20_Emphasis"><text:span text:style-name="T6">Há seis operações fundamentais na álgebra relacional: </text:span></text:span></text:p>
      <text:list xml:id="list693840173256986798" text:style-name="L2">
        <text:list-item>
          <text:p text:style-name="P12"><text:span text:style-name="Strong_20_Emphasis"><text:span text:style-name="T6">Seleção</text:span></text:span><text:span text:style-name="T6"> </text:span></text:p>
        </text:list-item>
      </text:list>
      <text:p text:style-name="Text_20_body"><text:span text:style-name="Strong_20_Emphasis">Seleciona tuplas (linhas) que satisfazem um certo predicado ou condição.</text:span></text:p>
      <text:p text:style-name="Text_20_body">Indicada por <draw:frame draw:style-name="fr1" draw:name="Figura1" text:anchor-type="as-char" svg:width="0.529cm" svg:height="0.37cm" draw:z-index="0"><draw:image xlink:href="Pictures/10000200000000140000000E38BBC39B849C2293.gif" xlink:type="simple" xlink:show="embed" xlink:actuate="onLoad"/></draw:frame> (letra grega sigma), é uma operação que para um conjunto inicial fornecido como argumento, produz um subconjunto estruturalmente idêntico, mas apenas com os elementos do <text:soft-page-break/>conjunto original que atendem a uma determinada condição (chamada de predicado). A seleção pode ser entendida como uma operação que filtra as linhas de uma relação(tabela), e é uma operação unária, pois opera sobre um único conjunto de dados.</text:p>
      <text:p text:style-name="Text_20_body">Notação - <text:span text:style-name="Strong_20_Emphasis"><draw:frame draw:style-name="fr1" draw:name="Figura2" text:anchor-type="as-char" svg:width="1.005cm" svg:height="0.873cm" draw:z-index="1"><draw:image xlink:href="Pictures/100002000000002600000021C493E31B75A99B53.gif" xlink:type="simple" xlink:show="embed" xlink:actuate="onLoad"/></draw:frame></text:span><text:span text:style-name="Emphasis"><text:span text:style-name="Strong_20_Emphasis">predicado</text:span></text:span><text:span text:style-name="Strong_20_Emphasis"> (relação)</text:span></text:p>
      <text:p text:style-name="Text_20_body"><text:span text:style-name="Strong_20_Emphasis">Alunos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Table_20_Contents">id</text:p>
          </table:table-cell>
          <table:table-cell table:style-name="Tabela1.B1" office:value-type="string">
            <text:p text:style-name="Table_20_Contents">nome</text:p>
          </table:table-cell>
          <table:table-cell table:style-name="Tabela1.C1" office:value-type="string">
            <text:p text:style-name="Table_20_Contents"><text:span text:style-name="Strong_20_Emphasis">sexo</text:span></text:p>
          </table:table-cell>
        </table:table-row>
        <table:table-row>
          <table:table-cell table:style-name="Tabela1.A4" office:value-type="string">
            <text:p text:style-name="Table_20_Contents">123 </text:p>
          </table:table-cell>
          <table:table-cell table:style-name="Tabela1.B4" office:value-type="string">
            <text:p text:style-name="Table_20_Contents">Macoratti</text:p>
          </table:table-cell>
          <table:table-cell table:style-name="Tabela1.C4" office:value-type="string">
            <text:p text:style-name="Table_20_Contents"><text:span text:style-name="Strong_20_Emphasis">M</text:span></text:p>
          </table:table-cell>
        </table:table-row>
        <table:table-row>
          <table:table-cell table:style-name="Tabela1.A4" office:value-type="string">
            <text:p text:style-name="Table_20_Contents">234 </text:p>
          </table:table-cell>
          <table:table-cell table:style-name="Tabela1.B4" office:value-type="string">
            <text:p text:style-name="Table_20_Contents">Miriam</text:p>
          </table:table-cell>
          <table:table-cell table:style-name="Tabela1.C4" office:value-type="string">
            <text:p text:style-name="Table_20_Contents"><text:span text:style-name="Strong_20_Emphasis">F</text:span></text:p>
          </table:table-cell>
        </table:table-row>
        <table:table-row>
          <table:table-cell table:style-name="Tabela1.A4" office:value-type="string">
            <text:p text:style-name="Table_20_Contents">456</text:p>
          </table:table-cell>
          <table:table-cell table:style-name="Tabela1.B4" office:value-type="string">
            <text:p text:style-name="Table_20_Contents">Jefferson</text:p>
          </table:table-cell>
          <table:table-cell table:style-name="Tabela1.C4" office:value-type="string">
            <text:p text:style-name="Table_20_Contents"><text:span text:style-name="Strong_20_Emphasis">M</text:span></text:p>
          </table:table-cell>
        </table:table-row>
        <table:table-row>
          <table:table-cell table:style-name="Tabela1.A5" office:value-type="string">
            <text:p text:style-name="Table_20_Contents">567</text:p>
          </table:table-cell>
          <table:table-cell table:style-name="Tabela1.B5" office:value-type="string">
            <text:p text:style-name="Table_20_Contents">Janice</text:p>
          </table:table-cell>
          <table:table-cell table:style-name="Tabela1.C5" office:value-type="string">
            <text:p text:style-name="Table_20_Contents"><text:span text:style-name="Strong_20_Emphasis">F</text:span>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Ex 1: Selecionar tuplas de Alunos cujo nome = Macoratti </text:span></text:p>
      <text:p text:style-name="Text_20_body"><text:span text:style-name="Strong_20_Emphasis"><draw:frame draw:style-name="fr1" draw:name="Figura3" text:anchor-type="as-char" svg:width="1.005cm" svg:height="0.873cm" draw:z-index="2"><draw:image xlink:href="Pictures/100002000000002600000021C493E31B75A99B53.gif" xlink:type="simple" xlink:show="embed" xlink:actuate="onLoad"/></draw:frame></text:span><text:span text:style-name="Strong_20_Emphasis">nome = 'Macoratti' (Alunos) </text:span>==&gt; produz o conjunto dos elementos de alunos que atendem ao predicado <text:span text:style-name="Strong_20_Emphasis">[Nome = ‘Macoratti’]</text:span>, ou seja, representa um subconjunto dos alunos para o qual essa condição é avaliada como verdadeira.</text:p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Table_20_Contents">id</text:p>
          </table:table-cell>
          <table:table-cell table:style-name="Tabela2.B1" office:value-type="string">
            <text:p text:style-name="Table_20_Contents">nome</text:p>
          </table:table-cell>
          <table:table-cell table:style-name="Tabela2.C1" office:value-type="string">
            <text:p text:style-name="Table_20_Contents"><text:span text:style-name="Strong_20_Emphasis">sexo</text:span></text:p>
          </table:table-cell>
        </table:table-row>
        <table:table-row>
          <table:table-cell table:style-name="Tabela2.A2" office:value-type="string">
            <text:p text:style-name="Table_20_Contents">123 </text:p>
          </table:table-cell>
          <table:table-cell table:style-name="Tabela2.B2" office:value-type="string">
            <text:p text:style-name="Table_20_Contents">Macoratti</text:p>
          </table:table-cell>
          <table:table-cell table:style-name="Tabela2.C2" office:value-type="string">
            <text:p text:style-name="Table_20_Contents"><text:span text:style-name="Strong_20_Emphasis">M</text:span></text:p>
          </table:table-cell>
        </table:table-row>
      </table:table>
      <text:p text:style-name="Text_20_body"/>
      <text:p text:style-name="Text_20_body">• <text:span text:style-name="Strong_20_Emphasis">Resultado</text:span> – subconjunto horizontal de uma relação<text:line-break/>•<text:span text:style-name="Strong_20_Emphasis"> Operadores de comparação</text:span> : <text:span text:style-name="Strong_20_Emphasis">=, &lt;, &lt;=, &gt;, &gt;=, </text:span><text:line-break/>• <text:span text:style-name="Strong_20_Emphasis">Operadores lógicos</text:span>:<text:span text:style-name="Strong_20_Emphasis"> ^ (and) V (or) ¬ (not)</text:span></text:p>
      <text:p text:style-name="Text_20_body"><text:span text:style-name="Strong_20_Emphasis"/></text:p>
      <text:p text:style-name="Text_20_body"><text:span text:style-name="Strong_20_Emphasis">Ex 2: Selecionar as tuplas de Alunos com id &gt; 123 e id &lt; 567</text:span></text:p>
      <text:p text:style-name="Text_20_body"><text:span text:style-name="Strong_20_Emphasis"><draw:frame draw:style-name="fr1" draw:name="Figura4" text:anchor-type="as-char" svg:width="0.529cm" svg:height="0.37cm" draw:z-index="3"><draw:image xlink:href="Pictures/10000200000000140000000E38BBC39B849C2293.gif" xlink:type="simple" xlink:show="embed" xlink:actuate="onLoad"/></draw:frame></text:span><text:span text:style-name="Strong_20_Emphasis">id &gt; 123 ^ id &lt; 567 </text:span></text:p>
      <table:table table:name="Tabela3" table:style-name="Tabela3">
        <table:table-column table:style-name="Tabela3.A"/>
        <table:table-column table:style-name="Tabela3.B"/>
        <table:table-column table:style-name="Tabela3.A"/>
        <table:table-row>
          <table:table-cell table:style-name="Tabela3.A1" office:value-type="string">
            <text:p text:style-name="Table_20_Contents">id</text:p>
          </table:table-cell>
          <table:table-cell table:style-name="Tabela3.B1" office:value-type="string">
            <text:p text:style-name="Table_20_Contents">nome</text:p>
          </table:table-cell>
          <table:table-cell table:style-name="Tabela3.C1" office:value-type="string">
            <text:p text:style-name="Table_20_Contents"><text:span text:style-name="Strong_20_Emphasis">sexo</text:span></text:p>
          </table:table-cell>
        </table:table-row>
        <table:table-row>
          <table:table-cell table:style-name="Tabela3.A2" office:value-type="string">
            <text:p text:style-name="Table_20_Contents">234 </text:p>
          </table:table-cell>
          <table:table-cell table:style-name="Tabela3.B2" office:value-type="string">
            <text:p text:style-name="Table_20_Contents">Miriam</text:p>
          </table:table-cell>
          <table:table-cell table:style-name="Tabela3.C2" office:value-type="string">
            <text:p text:style-name="Table_20_Contents"><text:span text:style-name="Strong_20_Emphasis">F</text:span></text:p>
          </table:table-cell>
        </table:table-row>
        <table:table-row>
          <table:table-cell table:style-name="Tabela3.A3" office:value-type="string">
            <text:p text:style-name="Table_20_Contents">456</text:p>
          </table:table-cell>
          <table:table-cell table:style-name="Tabela3.B3" office:value-type="string">
            <text:p text:style-name="Table_20_Contents">Jefferson</text:p>
          </table:table-cell>
          <table:table-cell table:style-name="Tabela3.C3" office:value-type="string">
            <text:p text:style-name="Table_20_Contents"><text:span text:style-name="Strong_20_Emphasis">M</text:span></text:p>
          </table:table-cell>
        </table:table-row>
      </table:table>
      <text:p text:style-name="Text_20_body"><text:span text:style-name="Strong_20_Emphasis">O operador de seleção é comutativo =&gt; </text:span><text:span text:style-name="Strong_20_Emphasis"><draw:frame draw:style-name="fr1" draw:name="Figura5" text:anchor-type="as-char" svg:width="1.005cm" svg:height="0.873cm" draw:z-index="4"><draw:image xlink:href="Pictures/100002000000002600000021C493E31B75A99B53.gif" xlink:type="simple" xlink:show="embed" xlink:actuate="onLoad"/></draw:frame></text:span><text:span text:style-name="Strong_20_Emphasis">&lt;condição1&gt; (</text:span><text:span text:style-name="Strong_20_Emphasis"><draw:frame draw:style-name="fr1" draw:name="Figura6" text:anchor-type="as-char" svg:width="1.005cm" svg:height="0.873cm" draw:z-index="5"><draw:image xlink:href="Pictures/100002000000002600000021C493E31B75A99B53.gif" xlink:type="simple" xlink:show="embed" xlink:actuate="onLoad"/></draw:frame></text:span><text:span text:style-name="Strong_20_Emphasis">&lt;condição2&gt;) = </text:span><text:span text:style-name="Strong_20_Emphasis"><draw:frame draw:style-name="fr1" draw:name="Figura7" text:anchor-type="as-char" svg:width="1.005cm" svg:height="0.873cm" draw:z-index="6"><draw:image xlink:href="Pictures/100002000000002600000021C493E31B75A99B53.gif" xlink:type="simple" xlink:show="embed" xlink:actuate="onLoad"/></draw:frame></text:span><text:span text:style-name="Strong_20_Emphasis">&lt;condição2&gt; (</text:span><text:span text:style-name="Strong_20_Emphasis"><draw:frame draw:style-name="fr1" draw:name="Figura8" text:anchor-type="as-char" svg:width="1.005cm" svg:height="0.873cm" draw:z-index="7"><draw:image xlink:href="Pictures/100002000000002600000021C493E31B75A99B53.gif" xlink:type="simple" xlink:show="embed" xlink:actuate="onLoad"/></draw:frame></text:span><text:span text:style-name="Strong_20_Emphasis">&lt;condição1&gt;)</text:span></text:p>
      <text:p text:style-name="Text_20_body"><text:span text:style-name="T6"/></text:p>
      <text:list xml:id="list161553890975640" text:continue-numbering="true" text:style-name="L2">
        <text:list-item>
          <text:p text:style-name="P12"><text:span text:style-name="Strong_20_Emphasis"><text:span text:style-name="T6">Projeção</text:span></text:span><text:span text:style-name="T6"> </text:span></text:p>
        </text:list-item>
        <text:list-item>
          <text:p text:style-name="P12"><text:span text:style-name="Strong_20_Emphasis"><text:span text:style-name="T6">Produto cartesiano</text:span></text:span><text:span text:style-name="T6"> </text:span></text:p>
        </text:list-item>
        <text:list-item>
          <text:p text:style-name="P12"><text:span text:style-name="Strong_20_Emphasis"><text:span text:style-name="T6">União</text:span></text:span><text:span text:style-name="T6"> </text:span></text:p>
        </text:list-item>
        <text:list-item>
          <text:p text:style-name="P12"><text:soft-page-break/><text:span text:style-name="Strong_20_Emphasis"><text:span text:style-name="T6">Diferença entre conjuntos</text:span></text:span><text:span text:style-name="T6"> </text:span></text:p>
        </text:list-item>
        <text:list-item>
          <text:p text:style-name="P12"><text:span text:style-name="Strong_20_Emphasis"><text:span text:style-name="T6">Renomear</text:span></text:span><text:span text:style-name="T6"> </text:span></text:p>
        </text:list-item>
      </text:list>
      <text:p text:style-name="Text_20_body"><text:span text:style-name="Strong_20_Emphasis"><text:span text:style-name="T6"/></text:span></text:p>
      <text:p text:style-name="P8"/>
      <text:p text:style-name="P6"><text:span text:style-name="T4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47:44.641258656</meta:creation-date>
    <dc:date>2017-04-27T16:15:52.867375694</dc:date>
    <meta:editing-duration>PT7M26S</meta:editing-duration>
    <meta:editing-cycles>1</meta:editing-cycles>
    <meta:document-statistic meta:table-count="3" meta:image-count="8" meta:object-count="0" meta:page-count="3" meta:paragraph-count="63" meta:word-count="438" meta:character-count="2617" meta:non-whitespace-character-count="2231"/>
    <meta:generator>LibreOffice/5.1.4.2$Linux_X86_64 LibreOffice_project/10m0$Build-2</meta:generator>
  </office:meta>
</office:document-meta>
</file>